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color="#ff9900" fo:font-size="19pt" fo:font-weight="bold" style:font-size-asian="19pt" style:font-weight-asian="bold" style:font-size-complex="19pt"/>
    </style:style>
    <style:style style:name="T2" style:family="text">
      <style:text-properties fo:color="#f1c232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getto Unibook</text:span></text:p>
      <text:p text:style-name="Standard"><text:span text:style-name="T2">Documento di Visione</text:span></text:p>
      <text:p text:style-name="P1"/>
      <text:p text:style-name="Standard"><text:span text:style-name="T3">1. Introduzione</text:span></text:p>
      <text:p text:style-name="Standard">Si vuole realizzare un sistema di gestione delle risorse universitarie dell’Università di Pavia.</text:p>
      <text:p text:style-name="Standard"/>
      <text:p text:style-name="Standard">1.1 Scopo</text:p>
      <text:p text:style-name="P3">Con questo documento si vogliono descrivere le specifiche e i requisiti iniziali del progetto.</text:p>
      <text:p text:style-name="P3"/>
      <text:p text:style-name="P3">Questo progetto deve permettere agli utenti di poter prenotare e affittare risorse sia già presenti che aggiungerne di nuove, permettendo inoltre la comunicazione tra utenti e la condivisione di file. </text:p>
      <text:p text:style-name="P3"/>
      <text:p text:style-name="P3">1.2 Definizioni</text:p>
      <text:p text:style-name="P3"/>
      <text:p text:style-name="P3"><text:span text:style-name="T4">Utente:</text:span> indica tutti le tipologie di utenti presenti nel sistema, si parla quindi di Studenti, Professori e Ricercatori.</text:p>
      <text:p text:style-name="P3"/>
      <text:p text:style-name="P3"><text:span text:style-name="T4">Admin:</text:span> indica l’amministratore/i di sistema, saranno coloro che apporteranno modifiche, aggiungeranno Professori e Ricercatori al sistema.</text:p>
      <text:p text:style-name="P3"/>
      <text:p text:style-name="P3">1.3 Riferimenti</text:p>
      <text:p text:style-name="P3">///</text:p>
      <text:p text:style-name="P3"/>
      <text:p text:style-name="P3"><text:span text:style-name="T5">2. Descrizione Generale</text:span></text:p>
      <text:p text:style-name="P3">Il prodotto si presenta come un applicativo, installabile da tutti gli utenti sul proprio dispositivo. </text:p>
      <text:p text:style-name="P3"/>
      <text:p text:style-name="P3">2.1 Prospettive e funzioni del prodotto (requisiti funzionali)</text:p>
      <text:p text:style-name="P3"/>
      <text:p text:style-name="P3"><text:soft-page-break/><text:span text:style-name="T6">Registrazione degli utenti</text:span></text:p>
      <text:p text:style-name="P3">Agli studenti sarà permessa la registrazione autonoma al sistema indicando la propria matricola (la quale verrà utilizzata per l’accesso), nome, cognome, email d’istituto, indirizzo di studi e password per gli accessi futuri, mantenendo una distinzione con Professori e Ricercatori. I professori avranno la possibilità di essere iscritti a più indirizzi di studi.</text:p>
      <text:p text:style-name="P3"/>
      <text:p text:style-name="P3"><text:span text:style-name="T6">Login utenti</text:span></text:p>
      <text:p text:style-name="P3">Gli utenti potranno accedere alla piattaforma inserendo la propria matricola e la password definiti nella registrazione.</text:p>
      <text:p text:style-name="P3"/>
      <text:p text:style-name="P3"><text:span text:style-name="T6">Prenotazione risorse</text:span></text:p>
      <text:p text:style-name="P3">Gli utenti avranno la possibilità di prenotare le risorse universitarie (quali postazioni, laboratori …) specificando data, ora e periodo di utilizzo, differenziando, anche qui, tra le diverse tipologie di utente.</text:p>
      <text:p text:style-name="P3">Il sistema informerà l’utente se la risorsa è disponibile e inoltre fornirà la possibilità (da parte dell’utente) di vedere le prenotazioni future e poterle annullare.</text:p>
      <text:p text:style-name="P3">Gli utenti saranno notificati dal sistema all’avvicinarsi della prenotazione.</text:p>
      <text:p text:style-name="P3">Riguardante la prenotazione, i professori avranno una precedenza sugli studenti e ricercatori, dato che potranno prenotare un’aula intera (a patto che questa non sia prenotata per più del 50%).</text:p>
      <text:p text:style-name="P3"/>
      <text:p text:style-name="P3"><text:span text:style-name="T6">Affitto risorse</text:span></text:p>
      <text:p text:style-name="P3">Gli utenti avranno la possibilità di affittare per un periodo delle risorse universitarie (dominio, server database …) specificando la data d’inizio e la data di fine. Anche qui il sistema informerà l’utente se la risorsa è disponibile, a quel punto verranno calcolati e comunicati i costi della risorsa e si procederà al pagamento, in questo caso i professori e ricercatori avranno delle agevolazioni sull’affitto di queste risorse.</text:p>
      <text:p text:style-name="P3">All’avvicinarsi della scadenza gli utenti verranno notificati e avranno la possibilità di prolungare il periodo di affitto (a patto che le risorse siano disponibili).</text:p>
      <text:p text:style-name="P3"/>
      <text:p text:style-name="P3"><text:span text:style-name="T6">Storico</text:span></text:p>
      <text:p text:style-name="P3">Sarà possibile ottenere e consultare lo storico di prenotazioni e affitti effettuati (con relativi pagamenti).</text:p>
      <text:p text:style-name="P3"/>
      <text:p text:style-name="P3"><text:span text:style-name="T6">Gestione delle risorse</text:span></text:p>
      <text:p text:style-name="P3">Solo alcuni utenti (professori, ricercatori e admin) avranno la possibilità di aggiungere, specificando se saranno prenotabili o affittabili, e rimuovere risorse. Un utente potrà rimuovere solamente le risorse da lui inserite (a differenza degli admin che potranno rimuovere qualsiasi risorsa).</text:p>
      <text:p text:style-name="P3"/>
      <text:p text:style-name="P3"><text:span text:style-name="T6">Comunicazioni tra utenti</text:span></text:p>
      <text:p text:style-name="P3">Gli utenti avranno la possibilità di comunicare tra loro tramite un servizio di messaggistica. La ricezione di un messaggio verrà notificata all’utente. </text:p>
      <text:p text:style-name="P3"/>
      <text:p text:style-name="P3"><text:span text:style-name="T6">Condivisione file</text:span></text:p>
      <text:p text:style-name="P3"><text:soft-page-break/>Gli utenti avranno la possibilità di caricare file (es. slide, appunti…) sulla piattaforma e di scaricare file inseriti da altri utenti.</text:p>
      <text:p text:style-name="P2"/>
      <text:p text:style-name="Standard">2.2 Requisiti non funzionali</text:p>
      <text:p text:style-name="Standard"/>
      <text:p text:style-name="Standard"><text:span text:style-name="T6">Usabilità</text:span></text:p>
      <text:p text:style-name="Standard">Tutti gli utenti, indipendentemente dal sistema operativo da loro utilizzato, potranno accedere alla piattaforma. Per utilizzare la piattaforma sarà necessaria una connessione ad internet.</text:p>
      <text:p text:style-name="Standard"/>
      <text:p text:style-name="Standard"><text:span text:style-name="T6">Interfaccia</text:span></text:p>
      <text:p text:style-name="Standard">L’applicativo deve tener conto dell’utente che lo sta utilizzando, personalizzando l’interfaccia grafica (ad esempio un professore avrà delle sezioni aggiuntive rispetto agli altri utenti, date le maggiori funzionalità a sua disposizione).</text:p>
      <text:p text:style-name="Standard"/>
      <text:p text:style-name="Standard"><text:span text:style-name="T6">Implementazione</text:span></text:p>
      <text:p text:style-name="Standard">L’applicativo verrà sviluppato utilizzando un’architettura client server, soprattutto per i servizi di chat e gestione file. </text:p>
      <text:p text:style-name="Standard"><text:span text:style-name="T6">Pagamento</text:span></text:p>
      <text:p text:style-name="Standard">Il pagamento dovrà essere gestito da un ente esterno al quale verranno comunicati i dettagli della transazione.</text:p>
      <text:p text:style-name="Standard"/>
      <text:p text:style-name="Standard"><text:span text:style-name="T6">Requisiti di interfaccia</text:span></text:p>
      <text:p text:style-name="Standard">Interfacce procedurali:</text:p>
      <text:list xml:id="list914233989" text:style-name="WWNum1">
        <text:list-item>
          <text:p text:style-name="P4">Interfaccia per i pagamenti</text:p>
        </text:list-item>
      </text:list>
      <text:p text:style-name="P3">Rappresentazione dei dati:</text:p>
      <text:list xml:id="list2971251165" text:style-name="WWNum2">
        <text:list-item>
          <text:p text:style-name="P5">L’applicativo dovrà fornire la ricevuta e lo storico dei pagamenti in PDF.</text:p>
        </text:list-item>
      </text:list>
      <text:p text:style-name="P3">Protocolli di comunicazione:</text:p>
      <text:list xml:id="list3528690984" text:style-name="WWNum3">
        <text:list-item>
          <text:p text:style-name="P6">Per la comunicazione tra utenti verrà utilizzato il protocollo TCP.</text:p>
        </text:list-item>
      </text:list>
      <text:p text:style-name="P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1" meta:word-count="635" meta:character-count="4505" meta:non-whitespace-character-count="3920"/>
    <meta:generator>LibreOfficeDev/6.0.5.2$Linux_X86_64 LibreOffice_project/</meta:generator>
  </office:meta>
</office:document-meta>
</file>